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563in"/>
    </style:style>
    <style:style style:name="Table1.B" style:family="table-column">
      <style:table-column-properties style:column-width="1.4153in"/>
    </style:style>
    <style:style style:name="Table1.C" style:family="table-column">
      <style:table-column-properties style:column-width="1.5396in"/>
    </style:style>
    <style:style style:name="Table1.D" style:family="table-column">
      <style:table-column-properties style:column-width="1.2056in"/>
    </style:style>
    <style:style style:name="Table1.E" style:family="table-column">
      <style:table-column-properties style:column-width="1.708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<text:s/>Object-Oriented PHP (Part 3)</text:span></text:h>
      <text:h text:style-name="Heading_20_3" text:outline-level="3">🔹 Interfaces</text:h>
      <text:h text:style-name="Heading_20_3" text:outline-level="3">🔹 Abstract Classes</text:h>
      <text:h text:style-name="Heading_20_3" text:outline-level="3">🔹 Polymorphism</text:h>
      <text:p text:style-name="Horizontal_20_Line"/>
      <text:h text:style-name="Heading_20_2" text:outline-level="2">🔸 1. <text:span text:style-name="Strong_20_Emphasis">Interfaces in PHP</text:span></text:h>
      <text:h text:style-name="Heading_20_3" text:outline-level="3">🔹 Definition:</text:h>
      <text:p text:style-name="Text_20_body">An <text:span text:style-name="Strong_20_Emphasis">interface</text:span> in PHP defines a <text:span text:style-name="Strong_20_Emphasis">set of methods</text:span> that a class must implement.<text:line-break/>It only provides the <text:span text:style-name="Strong_20_Emphasis">structure</text:span> of methods but not their implementation.</text:p>
      <text:p text:style-name="Text_20_body">In simple words —<text:line-break/>👉 Interface acts like a <text:span text:style-name="Strong_20_Emphasis">contract</text:span> that tells a class:</text:p>
      <text:p text:style-name="Quotations">“If you use me, you must define all my methods.”</text:p>
      <text:h text:style-name="Heading_20_3" text:outline-level="3">🔹 Key Points:</text:h>
      <text:list xml:id="list364122063" text:style-name="L1">
        <text:list-item>
          <text:p text:style-name="P2">Interfaces are created using the keyword <text:span text:style-name="Source_20_Text">interface</text:span>.</text:p>
        </text:list-item>
        <text:list-item>
          <text:p text:style-name="P2">All methods in an interface are <text:span text:style-name="Strong_20_Emphasis">public</text:span> and have <text:span text:style-name="Strong_20_Emphasis">no body</text:span>.</text:p>
        </text:list-item>
        <text:list-item>
          <text:p text:style-name="P2">A class uses an interface using the <text:span text:style-name="Source_20_Text">implements</text:span> keyword.</text:p>
        </text:list-item>
        <text:list-item>
          <text:p text:style-name="P2">One class can implement <text:span text:style-name="Strong_20_Emphasis">multiple interfaces</text:span>.</text:p>
        </text:list-item>
      </text:list>
      <text:p text:style-name="Horizontal_20_Line"/>
      <text:h text:style-name="Heading_20_3" text:outline-level="3">🔹 Example 1:</text:h>
      <text:p text:style-name="Preformatted_20_Text"><text:span text:style-name="Source_20_Text">&lt;?php</text:span></text:p>
      <text:p text:style-name="Preformatted_20_Text"><text:span text:style-name="Source_20_Text">interface Animal {</text:span></text:p>
      <text:p text:style-name="Preformatted_20_Text"><text:span text:style-name="Source_20_Text"><text:s text:c="4"/>public function makeSound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implement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Dog says: Woof Woof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implement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Cat says: Meow Meow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$dog = new Dog();</text:span></text:p>
      <text:p text:style-name="Preformatted_20_Text"><text:span text:style-name="Source_20_Text">$dog-&gt;makeSound();</text:span></text:p>
      <text:p text:style-name="Preformatted_20_Text"/>
      <text:p text:style-name="Preformatted_20_Text"><text:span text:style-name="Source_20_Text">echo "&lt;br&gt;";</text:span></text:p>
      <text:p text:style-name="Preformatted_20_Text"/>
      <text:p text:style-name="Preformatted_20_Text"><text:span text:style-name="Source_20_Text">$cat = new Cat();</text:span></text:p>
      <text:p text:style-name="Preformatted_20_Text"><text:span text:style-name="Source_20_Text">$cat-&gt;makeSound();</text:span></text:p>
      <text:p text:style-name="P1"><text:span text:style-name="Source_20_Text">?&gt;</text:span></text:p>
      <text:h text:style-name="Heading_20_3" text:outline-level="3">🔹 Explanation (Line by Line):</text:h>
      <text:list xml:id="list3039411443" text:style-name="L2">
        <text:list-item>
          <text:p text:style-name="P3"><text:span text:style-name="Source_20_Text">interface Animal</text:span> → defines a contract called <text:span text:style-name="Strong_20_Emphasis">Animal</text:span>.</text:p>
        </text:list-item>
        <text:list-item>
          <text:p text:style-name="P3"><text:span text:style-name="Source_20_Text">makeSound()</text:span> → method defined but not implemented.</text:p>
        </text:list-item>
        <text:list-item>
          <text:p text:style-name="P3"><text:span text:style-name="Source_20_Text">class Dog implements Animal</text:span> → Dog must define the method <text:span text:style-name="Source_20_Text">makeSound()</text:span>.</text:p>
        </text:list-item>
        <text:list-item>
          <text:p text:style-name="P3"><text:span text:style-name="Source_20_Text">class Cat implements Animal</text:span> → Cat also defines <text:span text:style-name="Source_20_Text">makeSound()</text:span>.</text:p>
        </text:list-item>
        <text:list-item>
          <text:p text:style-name="P3">When we create objects of Dog and Cat, each gives its own version of <text:span text:style-name="Source_20_Text">makeSound()</text:span>.</text:p>
        </text:list-item>
      </text:list>
      <text:p text:style-name="Horizontal_20_Line"/>
      <text:h text:style-name="Heading_20_3" text:outline-level="3">🔹 Example 2 (Multiple Interfaces):</text:h>
      <text:p text:style-name="Preformatted_20_Text"><text:span text:style-name="Source_20_Text">&lt;?php</text:span></text:p>
      <text:p text:style-name="Preformatted_20_Text"><text:span text:style-name="Source_20_Text">interface A {</text:span></text:p>
      <text:p text:style-name="Preformatted_20_Text"><text:span text:style-name="Source_20_Text"><text:s text:c="4"/>public function showA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interface B {</text:span></text:p>
      <text:p text:style-name="Preformatted_20_Text"><text:span text:style-name="Source_20_Text"><text:s text:c="4"/>public function showB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emo implements A, B {</text:span></text:p>
      <text:p text:style-name="Preformatted_20_Text"><text:span text:style-name="Source_20_Text"><text:s text:c="4"/>public function showA() {</text:span></text:p>
      <text:p text:style-name="Preformatted_20_Text"><text:span text:style-name="Source_20_Text"><text:s text:c="8"/>echo "This is from Interface A&lt;br&gt;"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public function showB() {</text:span></text:p>
      <text:p text:style-name="Preformatted_20_Text"><text:span text:style-name="Source_20_Text"><text:s text:c="8"/>echo "This is from Interface B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obj = new Demo();</text:span></text:p>
      <text:p text:style-name="Preformatted_20_Text"><text:span text:style-name="Source_20_Text">$obj-&gt;showA();</text:span></text:p>
      <text:p text:style-name="Preformatted_20_Text"><text:span text:style-name="Source_20_Text">$obj-&gt;showB();</text:span></text:p>
      <text:p text:style-name="P1"><text:span text:style-name="Source_20_Text">?&gt;</text:span></text:p>
      <text:p text:style-name="Text_20_body">👉 Here, one class (<text:span text:style-name="Source_20_Text">Demo</text:span>) implements <text:span text:style-name="Strong_20_Emphasis">two interfaces</text:span>.<text:line-break/>So it must define both methods (<text:span text:style-name="Source_20_Text">showA()</text:span> and <text:span text:style-name="Source_20_Text">showB()</text:span>).</text:p>
      <text:p text:style-name="Horizontal_20_Line"/>
      <text:h text:style-name="Heading_20_2" text:outline-level="2"><text:soft-page-break/>🔸 2. <text:span text:style-name="Strong_20_Emphasis">Abstract Classes</text:span></text:h>
      <text:h text:style-name="Heading_20_3" text:outline-level="3">🔹 Definition:</text:h>
      <text:p text:style-name="Text_20_body">An <text:span text:style-name="Strong_20_Emphasis">abstract class</text:span> is a class that <text:span text:style-name="Strong_20_Emphasis">cannot be instantiated directly</text:span>.<text:line-break/>It is used as a <text:span text:style-name="Strong_20_Emphasis">base class</text:span> to provide a common structure for all derived classes.</text:p>
      <text:p text:style-name="Text_20_body">In simple terms —<text:line-break/>👉 Abstract class = a <text:span text:style-name="Strong_20_Emphasis">half-designed blueprint</text:span><text:line-break/>Some parts are already built, others must be completed by child classes.</text:p>
      <text:h text:style-name="Heading_20_3" text:outline-level="3">🔹 Key Points:</text:h>
      <text:list xml:id="list432595437" text:style-name="L3">
        <text:list-item>
          <text:p text:style-name="P4">Declared using <text:span text:style-name="Source_20_Text">abstract</text:span> keyword.</text:p>
        </text:list-item>
        <text:list-item>
          <text:p text:style-name="P4">It can have <text:span text:style-name="Strong_20_Emphasis">abstract methods</text:span> (no body) and <text:span text:style-name="Strong_20_Emphasis">normal methods</text:span> (with body).</text:p>
        </text:list-item>
        <text:list-item>
          <text:p text:style-name="P4">Child classes must implement all <text:span text:style-name="Strong_20_Emphasis">abstract methods</text:span>.</text:p>
        </text:list-item>
        <text:list-item>
          <text:p text:style-name="P4">You cannot create an object of an abstract class.</text:p>
        </text:list-item>
      </text:list>
      <text:p text:style-name="Horizontal_20_Line"/>
      <text:h text:style-name="Heading_20_3" text:outline-level="3">🔹 Example 1:</text:h>
      <text:p text:style-name="Preformatted_20_Text"><text:span text:style-name="Source_20_Text">&lt;?php</text:span></text:p>
      <text:p text:style-name="Preformatted_20_Text"><text:span text:style-name="Source_20_Text">abstract class Shape {</text:span></text:p>
      <text:p text:style-name="Preformatted_20_Text"><text:span text:style-name="Source_20_Text"><text:s text:c="4"/>abstract public function area();</text:span></text:p>
      <text:p text:style-name="Preformatted_20_Text"/>
      <text:p text:style-name="Preformatted_20_Text"><text:span text:style-name="Source_20_Text"><text:s text:c="4"/>public function info() {</text:span></text:p>
      <text:p text:style-name="Preformatted_20_Text"><text:span text:style-name="Source_20_Text"><text:s text:c="8"/>echo "This is a shape.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ircle extends Shape {</text:span></text:p>
      <text:p text:style-name="Preformatted_20_Text"><text:span text:style-name="Source_20_Text"><text:s text:c="4"/>private $radius;</text:span></text:p>
      <text:p text:style-name="Preformatted_20_Text"/>
      <text:p text:style-name="Preformatted_20_Text"><text:span text:style-name="Source_20_Text"><text:s text:c="4"/>public function __construct($r) {</text:span></text:p>
      <text:p text:style-name="Preformatted_20_Text"><text:span text:style-name="Source_20_Text"><text:s text:c="8"/>$this-&gt;radius = $r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public function area() {</text:span></text:p>
      <text:p text:style-name="Preformatted_20_Text"><text:span text:style-name="Source_20_Text"><text:s text:c="8"/>return 3.14 * $this-&gt;radius * $this-&gt;radius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ircle = new Circle(5);</text:span></text:p>
      <text:p text:style-name="Preformatted_20_Text"><text:span text:style-name="Source_20_Text">$circle-&gt;info();</text:span></text:p>
      <text:p text:style-name="Preformatted_20_Text"><text:span text:style-name="Source_20_Text">echo "Area of Circle: " . $circle-&gt;area();</text:span></text:p>
      <text:p text:style-name="P1"><text:span text:style-name="Source_20_Text">?&gt;</text:span></text:p>
      <text:h text:style-name="Heading_20_3" text:outline-level="3">🔹 Explanation:</text:h>
      <text:list xml:id="list2371262082" text:style-name="L4">
        <text:list-item>
          <text:p text:style-name="P5"><text:span text:style-name="Source_20_Text">abstract class Shape</text:span> → Base class that cannot be directly used.</text:p>
        </text:list-item>
        <text:list-item>
          <text:p text:style-name="P5"><text:soft-page-break/><text:span text:style-name="Source_20_Text">abstract function area()</text:span> → must be defined by child class.</text:p>
        </text:list-item>
        <text:list-item>
          <text:p text:style-name="P5"><text:span text:style-name="Source_20_Text">info()</text:span> → normal method, can be used by all child classes.</text:p>
        </text:list-item>
        <text:list-item>
          <text:p text:style-name="P5"><text:span text:style-name="Source_20_Text">Circle extends Shape</text:span> → inherits from Shape and defines <text:span text:style-name="Source_20_Text">area()</text:span>.</text:p>
        </text:list-item>
        <text:list-item>
          <text:p text:style-name="P5"><text:span text:style-name="Source_20_Text">new Circle(5)</text:span> → creates object and calculates area.</text:p>
        </text:list-item>
      </text:list>
      <text:p text:style-name="Horizontal_20_Line"/>
      <text:h text:style-name="Heading_20_3" text:outline-level="3">🔹 Example 2:</text:h>
      <text:p text:style-name="Preformatted_20_Text"><text:span text:style-name="Source_20_Text">&lt;?php</text:span></text:p>
      <text:p text:style-name="Preformatted_20_Text"><text:span text:style-name="Source_20_Text">abstract class Vehicle {</text:span></text:p>
      <text:p text:style-name="Preformatted_20_Text"><text:span text:style-name="Source_20_Text"><text:s text:c="4"/>abstract public function start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r extends Vehicle {</text:span></text:p>
      <text:p text:style-name="Preformatted_20_Text"><text:span text:style-name="Source_20_Text"><text:s text:c="4"/>public function start() {</text:span></text:p>
      <text:p text:style-name="Preformatted_20_Text"><text:span text:style-name="Source_20_Text"><text:s text:c="8"/>echo "Car starts with a key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Bike extends Vehicle {</text:span></text:p>
      <text:p text:style-name="Preformatted_20_Text"><text:span text:style-name="Source_20_Text"><text:s text:c="4"/>public function start() {</text:span></text:p>
      <text:p text:style-name="Preformatted_20_Text"><text:span text:style-name="Source_20_Text"><text:s text:c="8"/>echo "Bike starts with a self-start button!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car = new Car();</text:span></text:p>
      <text:p text:style-name="Preformatted_20_Text"><text:span text:style-name="Source_20_Text">$bike = new Bike();</text:span></text:p>
      <text:p text:style-name="Preformatted_20_Text"/>
      <text:p text:style-name="Preformatted_20_Text"><text:span text:style-name="Source_20_Text">$car-&gt;start();</text:span></text:p>
      <text:p text:style-name="Preformatted_20_Text"><text:span text:style-name="Source_20_Text">echo "&lt;br&gt;";</text:span></text:p>
      <text:p text:style-name="Preformatted_20_Text"><text:span text:style-name="Source_20_Text">$bike-&gt;start();</text:span></text:p>
      <text:p text:style-name="P1"><text:span text:style-name="Source_20_Text">?&gt;</text:span></text:p>
      <text:p text:style-name="Text_20_body">👉 Each child class gives its <text:span text:style-name="Strong_20_Emphasis">own version</text:span> of <text:span text:style-name="Source_20_Text">start()</text:span> method.</text:p>
      <text:p text:style-name="Horizontal_20_Line"/>
      <text:h text:style-name="Heading_20_2" text:outline-level="2">🔸 3. <text:span text:style-name="Strong_20_Emphasis">Polymorphism</text:span></text:h>
      <text:h text:style-name="Heading_20_3" text:outline-level="3">🔹 Definition:</text:h>
      <text:p text:style-name="Text_20_body"><text:span text:style-name="Strong_20_Emphasis">Polymorphism</text:span> means “<text:span text:style-name="Strong_20_Emphasis">many forms</text:span>.”<text:line-break/>In OOP, it allows methods to behave <text:span text:style-name="Strong_20_Emphasis">differently based on the object</text:span> that calls them.</text:p>
      <text:p text:style-name="Text_20_body">In simple terms —<text:line-break/>👉 One method name, different behaviors depending on the object.</text:p>
      <text:h text:style-name="Heading_20_3" text:outline-level="3"><text:soft-page-break/>🔹 Key Points:</text:h>
      <text:list xml:id="list2263483572" text:style-name="L5">
        <text:list-item>
          <text:p text:style-name="P6">Achieved using <text:span text:style-name="Strong_20_Emphasis">method overriding</text:span> (same method name, different implementation in subclasses).</text:p>
        </text:list-item>
        <text:list-item>
          <text:p text:style-name="P6">Works with <text:span text:style-name="Strong_20_Emphasis">interfaces</text:span> and <text:span text:style-name="Strong_20_Emphasis">abstract classes</text:span>.</text:p>
        </text:list-item>
        <text:list-item>
          <text:p text:style-name="P6">Makes the code more flexible and reusable.</text:p>
        </text:list-item>
      </text:list>
      <text:p text:style-name="Horizontal_20_Line"/>
      <text:h text:style-name="Heading_20_3" text:outline-level="3">🔹 Example 1:</text:h>
      <text:p text:style-name="Preformatted_20_Text"><text:span text:style-name="Source_20_Text">&lt;?php</text:span></text:p>
      <text:p text:style-name="Preformatted_20_Text"><text:span text:style-name="Source_20_Text">clas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Some generic sound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Dog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Dog says Woof Woof!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at extends Animal {</text:span></text:p>
      <text:p text:style-name="Preformatted_20_Text"><text:span text:style-name="Source_20_Text"><text:s text:c="4"/>public function makeSound() {</text:span></text:p>
      <text:p text:style-name="Preformatted_20_Text"><text:span text:style-name="Source_20_Text"><text:s text:c="8"/>echo "Cat says Meow Meow!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animals = [new Dog(), new Cat(), new Animal()];</text:span></text:p>
      <text:p text:style-name="Preformatted_20_Text"/>
      <text:p text:style-name="Preformatted_20_Text"><text:span text:style-name="Source_20_Text">foreach($animals as $a) {</text:span></text:p>
      <text:p text:style-name="Preformatted_20_Text"><text:span text:style-name="Source_20_Text"><text:s text:c="4"/>$a-&gt;makeSound()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3" text:outline-level="3">🔹 Explanation:</text:h>
      <text:list xml:id="list836950987" text:style-name="L6">
        <text:list-item>
          <text:p text:style-name="P7">All classes have <text:span text:style-name="Source_20_Text">makeSound()</text:span> method but with different implementations.</text:p>
        </text:list-item>
        <text:list-item>
          <text:p text:style-name="P7">The loop calls <text:span text:style-name="Source_20_Text">makeSound()</text:span> on each object —<text:line-break/>and <text:span text:style-name="Strong_20_Emphasis">each object behaves differently</text:span>, showing <text:span text:style-name="Strong_20_Emphasis">polymorphism</text:span>.</text:p>
        </text:list-item>
      </text:list>
      <text:p text:style-name="Horizontal_20_Line"/>
      <text:h text:style-name="Heading_20_3" text:outline-level="3">🔹 Example 2 (Using Interface):</text:h>
      <text:p text:style-name="Preformatted_20_Text"><text:span text:style-name="Source_20_Text">&lt;?php</text:span></text:p>
      <text:p text:style-name="Preformatted_20_Text"><text:span text:style-name="Source_20_Text">interface Payment {</text:span></text:p>
      <text:p text:style-name="Preformatted_20_Text"><text:span text:style-name="Source_20_Text"><text:s text:c="4"/>public function pay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CreditCard implements Payment {</text:span></text:p>
      <text:p text:style-name="Preformatted_20_Text"><text:span text:style-name="Source_20_Text"><text:s text:c="4"/>public function pay() {</text:span></text:p>
      <text:p text:style-name="Preformatted_20_Text"><text:soft-page-break/><text:span text:style-name="Source_20_Text"><text:s text:c="8"/>echo "Payment done using Credit Card.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lass UPI implements Payment {</text:span></text:p>
      <text:p text:style-name="Preformatted_20_Text"><text:span text:style-name="Source_20_Text"><text:s text:c="4"/>public function pay() {</text:span></text:p>
      <text:p text:style-name="Preformatted_20_Text"><text:span text:style-name="Source_20_Text"><text:s text:c="8"/>echo "Payment done using UPI.&lt;br&gt;"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$payments = [new CreditCard(), new UPI()];</text:span></text:p>
      <text:p text:style-name="Preformatted_20_Text"/>
      <text:p text:style-name="Preformatted_20_Text"><text:span text:style-name="Source_20_Text">foreach($payments as $p) {</text:span></text:p>
      <text:p text:style-name="Preformatted_20_Text"><text:span text:style-name="Source_20_Text"><text:s text:c="4"/>$p-&gt;pay();</text:span></text:p>
      <text:p text:style-name="Preformatted_20_Text"><text:span text:style-name="Source_20_Text">}</text:span></text:p>
      <text:p text:style-name="P1"><text:span text:style-name="Source_20_Text">?&gt;</text:span></text:p>
      <text:p text:style-name="Text_20_body">👉 Both classes implement <text:span text:style-name="Source_20_Text">pay()</text:span> differently,<text:line-break/>but the same function name (<text:span text:style-name="Source_20_Text">pay()</text:span>) works in multiple ways = <text:span text:style-name="Strong_20_Emphasis">Polymorphism</text:span>.</text:p>
      <text:p text:style-name="Horizontal_20_Line"/>
      <text:h text:style-name="Heading_20_2" text:outline-level="2">🎯 <text:span text:style-name="Strong_20_Emphasis">Logic Summary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Meaning</text:p>
            </table:table-cell>
            <table:table-cell table:style-name="Table1.A1" office:value-type="string">
              <text:p text:style-name="Table_20_Heading">Keyword</text:p>
            </table:table-cell>
            <table:table-cell table:style-name="Table1.A1" office:value-type="string">
              <text:p text:style-name="Table_20_Heading">Used For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Interface</text:p>
          </table:table-cell>
          <table:table-cell table:style-name="Table1.A1" office:value-type="string">
            <text:p text:style-name="Table_20_Contents">Blueprint of methods (no body)</text:p>
          </table:table-cell>
          <table:table-cell table:style-name="Table1.A1" office:value-type="string">
            <text:p text:style-name="Table_20_Contents"><text:span text:style-name="Source_20_Text">interface</text:span>, <text:span text:style-name="Source_20_Text">implements</text:span></text:p>
          </table:table-cell>
          <table:table-cell table:style-name="Table1.A1" office:value-type="string">
            <text:p text:style-name="Table_20_Contents">Defining rules for classes</text:p>
          </table:table-cell>
          <table:table-cell table:style-name="Table1.A1" office:value-type="string">
            <text:p text:style-name="Table_20_Contents"><text:span text:style-name="Source_20_Text">interface Animal {}</text:span></text:p>
          </table:table-cell>
        </table:table-row>
        <table:table-row>
          <table:table-cell table:style-name="Table1.A1" office:value-type="string">
            <text:p text:style-name="Table_20_Contents">Abstract Class</text:p>
          </table:table-cell>
          <table:table-cell table:style-name="Table1.A1" office:value-type="string">
            <text:p text:style-name="Table_20_Contents">Partially designed class</text:p>
          </table:table-cell>
          <table:table-cell table:style-name="Table1.A1" office:value-type="string">
            <text:p text:style-name="Table_20_Contents"><text:span text:style-name="Source_20_Text">abstract</text:span>, <text:span text:style-name="Source_20_Text">extends</text:span></text:p>
          </table:table-cell>
          <table:table-cell table:style-name="Table1.A1" office:value-type="string">
            <text:p text:style-name="Table_20_Contents">Base for related classes</text:p>
          </table:table-cell>
          <table:table-cell table:style-name="Table1.A1" office:value-type="string">
            <text:p text:style-name="Table_20_Contents"><text:span text:style-name="Source_20_Text">abstract class Shape {}</text:span></text:p>
          </table:table-cell>
        </table:table-row>
        <table:table-row>
          <table:table-cell table:style-name="Table1.A1" office:value-type="string">
            <text:p text:style-name="Table_20_Contents">Polymorphism</text:p>
          </table:table-cell>
          <table:table-cell table:style-name="Table1.A1" office:value-type="string">
            <text:p text:style-name="Table_20_Contents">One name, many forms</text:p>
          </table:table-cell>
          <table:table-cell table:style-name="Table1.A1" office:value-type="string">
            <text:p text:style-name="Table_20_Contents">Overriding methods</text:p>
          </table:table-cell>
          <table:table-cell table:style-name="Table1.A1" office:value-type="string">
            <text:p text:style-name="Table_20_Contents">Dynamic behavior</text:p>
          </table:table-cell>
          <table:table-cell table:style-name="Table1.A1" office:value-type="string">
            <text:p text:style-name="Table_20_Contents"><text:span text:style-name="Source_20_Text">makeSound()</text:span> in Dog/Cat</text:p>
          </table:table-cell>
        </table:table-row>
      </table:table>
      <text:p text:style-name="Horizontal_20_Line"/>
      <text:h text:style-name="Heading_20_2" text:outline-level="2">🧠 <text:span text:style-name="Strong_20_Emphasis">Final Concept Understanding:</text:span></text:h>
      <text:list xml:id="list3818532601" text:style-name="L7">
        <text:list-item>
          <text:p text:style-name="P8"><text:span text:style-name="Strong_20_Emphasis">Interface →</text:span> defines what a class must do.</text:p>
        </text:list-item>
        <text:list-item>
          <text:p text:style-name="P8"><text:span text:style-name="Strong_20_Emphasis">Abstract class →</text:span> defines what a class can do (with partial implementation).</text:p>
        </text:list-item>
        <text:list-item>
          <text:p text:style-name="P8"><text:span text:style-name="Strong_20_Emphasis">Polymorphism →</text:span> allows different classes to respond in their own way to the same function.</text:p>
        </text:list-item>
      </text:list>
      <text:p text:style-name="Horizontal_20_Line"/>
      <text:h text:style-name="Heading_20_2" text:outline-level="2">💬 <text:span text:style-name="Strong_20_Emphasis">Quick Example Analogy:</text:span></text:h>
      <text:p text:style-name="Text_20_body">Think of <text:span text:style-name="Strong_20_Emphasis">Interface</text:span> as a <text:span text:style-name="Emphasis">Job description</text:span> — it lists all tasks you must do.<text:line-break/><text:span text:style-name="Strong_20_Emphasis">Abstract class</text:span> is a <text:span text:style-name="Emphasis">Partly done project</text:span> — some work is already done, rest you complete.<text:line-break/><text:span text:style-name="Strong_20_Emphasis">Polymorphism</text:span> is <text:span text:style-name="Emphasis">different people performing the same job in their own style</text:span>.</text:p>
      <text:p text:style-name="Horizontal_20_Line"/>
      <text:h text:style-name="Heading_20_2" text:outline-level="2"><text:soft-page-break/>🎬 <text:span text:style-name="Strong_20_Emphasis">End Summary (For Students):</text:span></text:h>
      <text:p text:style-name="Text_20_body">✅ Interface → Structure<text:line-break/>✅ Abstract Class → Template<text:line-break/>✅ Polymorphism → Flexible Behavior</text:p>
      <text:p text:style-name="Text_20_body"><text:span text:style-name="Strong_20_Emphasis"/></text:p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7T22:18:56.282000000</meta:creation-date>
    <dc:date>2025-10-17T22:19:26.107000000</dc:date>
    <meta:editing-duration>PT30S</meta:editing-duration>
    <meta:editing-cycles>1</meta:editing-cycles>
    <meta:generator>Neat_Office/6.2.8.2$Windows_x86 LibreOffice_project/</meta:generator>
    <meta:document-statistic meta:table-count="1" meta:image-count="0" meta:object-count="0" meta:page-count="7" meta:paragraph-count="203" meta:word-count="973" meta:character-count="5969" meta:non-whitespace-character-count="4958"/>
  </office:meta>
</office:document-meta>
</file>